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bb8" officeooo:paragraph-rsid="001cfbb8"/>
    </style:style>
    <style:style style:name="P2" style:family="paragraph" style:parent-style-name="Standard">
      <style:paragraph-properties fo:text-align="start" style:justify-single-word="false"/>
      <style:text-properties officeooo:rsid="001e3d1e" officeooo:paragraph-rsid="001e3d1e"/>
    </style:style>
    <style:style style:name="P3" style:family="paragraph" style:parent-style-name="Standard">
      <style:paragraph-properties fo:text-align="start" style:justify-single-word="false"/>
      <style:text-properties officeooo:rsid="001e66de" officeooo:paragraph-rsid="001e66de"/>
    </style:style>
    <style:style style:name="T1" style:family="text">
      <style:text-properties officeooo:rsid="001e6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5 – Exemplo Prático com Objetos</text:p>
      <text:p text:style-name="P1"/>
      <text:p text:style-name="P2">Desenvolver um aplicação para simular uma conta de banco.</text:p>
      <text:p text:style-name="P2"/>
      <text:p text:style-name="P2">Conta Corrente – R$ 300,00 Jubileu</text:p>
      <text:p text:style-name="P2">Conta Poupança – R$ 500,00 Creuza</text:p>
      <text:p text:style-name="P2"/>
      <text:p text:style-name="P2">Creuza sacou R$ 100,00 para comprar um sapato</text:p>
      <text:p text:style-name="P2"/>
      <text:p text:style-name="P2">O objetivo é criar uma objeto conta corrente e poupança</text:p>
      <text:p text:style-name="P2"/>
      <text:p text:style-name="P2">Classe ContaBanco</text:p>
      <text:p text:style-name="P2"><text:span text:style-name="T1">+ </text:span>numConta</text:p>
      <text:p text:style-name="P2"><text:span text:style-name="T1"># </text:span>tipo</text:p>
      <text:p text:style-name="P2">- dono</text:p>
      <text:p text:style-name="P2">- saldo</text:p>
      <text:p text:style-name="P2">- status – Aberta ou fechada</text:p>
      <text:p text:style-name="P2"/>
      <text:p text:style-name="P2"><text:span text:style-name="T1">+ </text:span>abrirConta()</text:p>
      <text:p text:style-name="P2"><text:span text:style-name="T1">+ </text:span>fecharConta()</text:p>
      <text:p text:style-name="P2"><text:span text:style-name="T1">+ </text:span>depositar()</text:p>
      <text:p text:style-name="P2"><text:span text:style-name="T1">+ </text:span>sacar()</text:p>
      <text:p text:style-name="P2"><text:span text:style-name="T1">+ </text:span>pagarMensalidade()</text:p>
      <text:p text:style-name="P2"/>
      <text:p text:style-name="P3">getnumConta()</text:p>
      <text:p text:style-name="P3">setnumConta()</text:p>
      <text:p text:style-name="P3">getTipo()</text:p>
      <text:p text:style-name="P3">setTipo()</text:p>
      <text:p text:style-name="P3">getDono()</text:p>
      <text:p text:style-name="P3">setDono()</text:p>
      <text:p text:style-name="P3">getSaldo()</text:p>
      <text:p text:style-name="P3">setSaldo()</text:p>
      <text:p text:style-name="P3"/>
      <text:p text:style-name="P3">no método construtor uma nova conta o status é definido como false o saldo como 0</text:p>
      <text:p text:style-name="P2"/>
      <text:p text:style-name="P2">O tipo da conta só pode ser conta corrente(c/c) ou conta poupança(c/p)</text:p>
      <text:p text:style-name="P2"/>
      <text:p text:style-name="P2">abrirConta()</text:p>
      <text:p text:style-name="P2"/>
      <text:p text:style-name="P2">Se abrir uma conta corrente o banco te da 50 reais e se for cp ganha 150 reais</text:p>
      <text:p text:style-name="P2"/>
      <text:p text:style-name="P2">fecharConta() é preciso que não exista saldo na conta</text:p>
      <text:p text:style-name="P2"/>
      <text:p text:style-name="P2">depositar() é preciso que a conta esteja aberta</text:p>
      <text:p text:style-name="P2"/>
      <text:p text:style-name="P2">sacar() é preciso que a conta esteja aberta e tenha saldo</text:p>
      <text:p text:style-name="P2"/>
      <text:p text:style-name="P3">pagarMensalidade() - Essa mensalidade será cobrada diretamente do saldo c/c paga R$ 12,00 e c/p paga R$ 20,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5:17:51.215228432</meta:creation-date>
    <dc:date>2020-09-24T15:34:12.621021794</dc:date>
    <meta:editing-duration>PT5M3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3" meta:word-count="169" meta:character-count="995" meta:non-whitespace-character-count="855"/>
  </office:meta>
</office:document-meta>
</file>